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fbc44" officeooo:paragraph-rsid="000fbc4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fbc44" officeooo:paragraph-rsid="000fbc4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bc44" officeooo:paragraph-rsid="000fbc44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normal" officeooo:rsid="001a55b4" officeooo:paragraph-rsid="000fbc44" style:font-size-asian="10.5pt" style:language-asian="ru" style:country-asian="RU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normal" officeooo:rsid="001a55b4" officeooo:paragraph-rsid="00116373" style:font-size-asian="10.5pt" style:language-asian="ru" style:country-asian="RU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normal" officeooo:rsid="00116373" officeooo:paragraph-rsid="00116373" style:font-size-asian="10.5pt" style:language-asian="ru" style:country-asian="RU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normal" officeooo:rsid="00122185" officeooo:paragraph-rsid="00122185" style:font-size-asian="10.5pt" style:language-asian="ru" style:country-asian="RU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font-weight="bold" officeooo:rsid="00116373" officeooo:paragraph-rsid="00116373" style:font-size-asian="10.5pt" style:language-asian="ru" style:country-asian="RU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6pt" fo:font-weight="normal" officeooo:rsid="00116373" officeooo:paragraph-rsid="00116373" style:font-size-asian="14pt" style:language-asian="ru" style:country-asian="RU" style:font-weight-asian="normal" style:font-size-complex="16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6pt" fo:font-weight="normal" officeooo:rsid="00122185" officeooo:paragraph-rsid="00122185" style:font-size-asian="14pt" style:language-asian="ru" style:country-asian="RU" style:font-weight-asian="normal" style:font-size-complex="16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0pt" fo:font-weight="normal" officeooo:rsid="00116373" officeooo:paragraph-rsid="00116373" style:font-size-asian="10pt" style:language-asian="ru" style:country-asian="RU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0pt" fo:font-weight="bold" officeooo:rsid="00116373" officeooo:paragraph-rsid="00116373" style:font-size-asian="10pt" style:language-asian="ru" style:country-asian="RU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1pt" fo:font-weight="normal" officeooo:rsid="00116373" officeooo:paragraph-rsid="00116373" style:font-size-asian="11pt" style:language-asian="ru" style:country-asian="RU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0.5pt" fo:font-weight="normal" officeooo:rsid="00116373" officeooo:paragraph-rsid="00116373" style:font-size-asian="10.5pt" style:language-asian="ru" style:country-asian="RU" style:font-weight-asian="normal" style:font-size-complex="10.5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weight-asian="bold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tyle="normal" fo:font-weight="normal"/>
    </style:style>
    <style:style style:name="T3" style:family="text">
      <style:text-properties style:font-name="Times New Roman" fo:font-size="14pt" fo:font-style="normal" fo:font-weight="normal"/>
    </style:style>
    <style:style style:name="T4" style:family="text">
      <style:text-properties style:font-name="Times New Roman" fo:font-size="14pt" fo:font-style="normal" fo:font-weight="normal" officeooo:rsid="000fbc44"/>
    </style:style>
    <style:style style:name="T5" style:family="text">
      <style:text-properties officeooo:rsid="000fbc4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bdc0a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officeooo:rsid="00127b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осковский авиационный институт</text:p>
      <text:p text:style-name="P19">(Национальный исследовательский университет)</text:p>
      <text:p text:style-name="P18"/>
      <text:p text:style-name="P18">Факультет: «Информационные технологии и прикладная математика»</text:p>
      <text:p text:style-name="P18">Кафедра: 806 «Вычислительная математика и программирование»</text:p>
      <text:p text:style-name="P18"/>
      <text:p text:style-name="P19">Отчет по курсовой работе</text:p>
      <text:p text:style-name="P19">по курсу "Операционные системы"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<text:tab/><text:tab/> <text:s text:c="6"/>Студент: <text:span text:style-name="T5">Хромов П.А.</text:span></text:p>
      <text:p text:style-name="P18"><text:tab/><text:tab/><text:tab/><text:tab/><text:tab/><text:tab/> <text:s text:c="6"/>Групп<text:span text:style-name="T5">а:</text:span> М8О-204Б-17</text:p>
      <text:p text:style-name="P21"><text:tab/><text:tab/><text:tab/><text:tab/><text:tab/> <text:s text:c="6"/>№ <text:span text:style-name="T3">по списку: </text:span><text:span text:style-name="T4">18</text:span></text:p>
      <text:p text:style-name="P18"><text:tab/><text:tab/><text:tab/><text:tab/><text:tab/><text:tab/><text:tab/> <text:s text:c="8"/>Преподаватель: Соколов <text:span text:style-name="T5">А.А.</text:span></text:p>
      <text:p text:style-name="P18"><text:tab/><text:tab/><text:tab/><text:tab/><text:tab/>Отчет сдан: </text:p>
      <text:p text:style-name="P18"><text:s text:c="43"/>Оценка:</text:p>
      <text:p text:style-name="P18"/>
      <text:p text:style-name="P18"/>
      <text:p text:style-name="P18"/>
      <text:p text:style-name="P18">Москва 2018</text:p>
      <text:p text:style-name="P1"/>
      <text:p text:style-name="P1"><text:soft-page-break/></text:p>
      <text:p text:style-name="P1"/>
      <text:p text:style-name="P3">Курсовой проект</text:p>
      <text:p text:style-name="P4"/>
      <text:p text:style-name="P17">Цель:</text:p>
      <text:p text:style-name="P22">• <text:span text:style-name="T2">Приобретение практических навыков в использовании знаний, полученных в течении курса</text:span></text:p>
      <text:p text:style-name="P22">• <text:span text:style-name="T2">Проведение исследования в выбранной предметной области</text:span></text:p>
      <text:p text:style-name="P20">Задание:</text:p>
      <text:p text:style-name="P20">Необходимо спроектировать и реализовать программный прототип в соответствии с выбранным вариантом. Произвести анализ и сделать вывод на основании данных, полученных при работе программного прототипа.</text:p>
      <text:p text:style-name="P2"/>
      <text:p text:style-name="P5">Вариант: <text:span text:style-name="T1">Создание клиента (и сервера) для передачи мгновенных личных сообщений на основе технологии очереди сообщений ZeroMQ. Программа должна предусматривать групповые чаты. </text:span></text:p>
      <text:p text:style-name="P5"><text:span text:style-name="T1"/></text:p>
      <text:p text:style-name="P4">1) Описание</text:p>
      <text:p text:style-name="P4"><text:span text:style-name="T1"/></text:p>
      <text:p text:style-name="P6"><text:span text:style-name="T5">Я выбрал клиент-серверную архитектуру, в которой один сервер принимает сообщения от множества клиентов и выводит их в собственное окно чата. </text:span>Для реализации связи между клиентским и серверным приложениями был выбран паттерн RequestResponse. Клиент проверяет наличие своего ID в базе - отправляет запрос на сервер и ожидает ответа. Как только ответ приходит, клиент продолжает работу. <text:span text:style-name="T5">В процессе работы клиент отправляет сообщения на сервер, которые затем отображаются в нём вместе с сообщениями других клиентов (последовательность определяется временем отправки), пока не будет введено ключевое слово „exit“. В качестве ответов (Response) сервер отсылает обрабатываемые им сообщения клиента всем другим активным клиентам. Они отображаются у них в консолях. Сервер подсчитывает количество клиентов. Оно может быть достаточно большим, т. к. для хранения информации о клиентах сервер обращается к небольшой базе данных на основе односвязного списка. </text:span></text:p>
      <text:p text:style-name="P6"/>
      <text:p text:style-name="P8">Использованы следующие системные вызовы: </text:p>
      <text:p text:style-name="P8"/>
      <text:p text:style-name="P7"><text:span text:style-name="T6">void exit(int status); </text:span>– функция выходит из процесса с заданным статусом.</text:p>
      <text:p text:style-name="P7"><text:span text:style-name="T6">int zmq connect(void *socket, const char *endpoint); </text:span>– подключает socket к пути endpoint, 0 в случае успеха, -1 в случае ошибки. </text:p>
      <text:p text:style-name="P7"><text:span text:style-name="T6">int zmq bind(void *socket, const char *endpoint); </text:span>– присоединяет socket к пути endpoint, 0 в случае успеха, -1 в случае ошибки. </text:p>
      <text:p text:style-name="P7"><text:span text:style-name="T6">void *zmq socket(void *context, int type);</text:span> – создает сокет типа type из котнекста context. int zmq <text:span text:style-name="T6">msg send(zmq msg t *msg, void *socket, int flags);</text:span> – отправляет сообщение msg в socket с параметрами flags, возвращает количество отправленных байт, в случае ошибки возвращает -1. </text:p>
      <text:p text:style-name="P7"><text:span text:style-name="T6">int zmq msg init(zmq msg t *msg) </text:span>– инициализирует сообщение msg как пустой объект. </text:p>
      <text:p text:style-name="P7"><text:span text:style-name="T6">int zmq msg recv(zmq msg t *msg, void *socket, int flags);</text:span> – получает сообщение из socket в msg с параметрами flags, возвращает количество полученных байт, в случае ошибки возвращает -1. </text:p>
      <text:p text:style-name="P7"><text:span text:style-name="T6">int zmq msg close(zmq msg t *msg) </text:span>– очищает содержимое msg, аналог free для сообщений zmq, возвращает 0 в случае успеха и -1 в случае неудачи.</text:p>
      <text:p text:style-name="P7"><text:soft-page-break/><text:span text:style-name="T6">int zmq close(void *socket); </text:span>– закрывает сокет socket, возвращает 0 в случае успеха и -1 в случае неудачи. </text:p>
      <text:p text:style-name="P7"><text:span text:style-name="T6">int zmq ctx destroy(void *context);</text:span> – разрушает контекст context, блокирует доступ всем операциям кроме zmq close, все сообщения в сокетах либо физически отправле<text:span text:style-name="T7">ны, либо «висят»</text:span></text:p>
      <text:p text:style-name="P7"/>
      <text:p text:style-name="P11">2) Исходный код</text:p>
      <text:p text:style-name="P11"/>
      <text:p text:style-name="P14">message.h</text:p>
      <text:p text:style-name="P14"/>
      <text:p text:style-name="P13">#ifndef MESSAGE_H</text:p>
      <text:p text:style-name="P13">#define MESSAGE_H</text:p>
      <text:p text:style-name="P13"/>
      <text:p text:style-name="P13">typedef struct _msg{ <text:s text:c="3"/></text:p>
      <text:p text:style-name="P13"><text:s text:c="4"/>int id;</text:p>
      <text:p text:style-name="P13"><text:s text:c="4"/>pid_t pid;</text:p>
      <text:p text:style-name="P13"><text:s text:c="4"/>int action;</text:p>
      <text:p text:style-name="P13"><text:s text:c="4"/>char name[10];</text:p>
      <text:p text:style-name="P13"><text:s text:c="4"/>void *requester;</text:p>
      <text:p text:style-name="P13"><text:s text:c="4"/>char text[256];</text:p>
      <text:p text:style-name="P13">} Message;</text:p>
      <text:p text:style-name="P13"/>
      <text:p text:style-name="P13">#endif</text:p>
      <text:p text:style-name="P13"/>
      <text:p text:style-name="P14">people.h</text:p>
      <text:p text:style-name="P14"/>
      <text:p text:style-name="P13">#ifndef PEOPLE_H</text:p>
      <text:p text:style-name="P13">#define PEOPLE_H</text:p>
      <text:p text:style-name="P13">#include &lt;unistd.h&gt;</text:p>
      <text:p text:style-name="P13"/>
      <text:p text:style-name="P13">typedef struct _people{</text:p>
      <text:p text:style-name="P13"><text:s text:c="4"/>int id;</text:p>
      <text:p text:style-name="P13"><text:s text:c="4"/>pid_t pid;</text:p>
      <text:p text:style-name="P13"><text:s text:c="4"/>char name[10];</text:p>
      <text:p text:style-name="P13"><text:s text:c="4"/>char lastmsg[256];</text:p>
      <text:p text:style-name="P13"><text:s text:c="4"/>struct _people *next;</text:p>
      <text:p text:style-name="P13">}People;</text:p>
      <text:p text:style-name="P13"/>
      <text:p text:style-name="P13">void insert_client(People**, int, pid_t,char*);</text:p>
      <text:p text:style-name="P13">void delete_client(People**, int);</text:p>
      <text:p text:style-name="P13">People* find(People** , int);</text:p>
      <text:p text:style-name="P13"/>
      <text:p text:style-name="P13">#endif</text:p>
      <text:p text:style-name="P13"/>
      <text:p text:style-name="P14">people.c</text:p>
      <text:p text:style-name="P14"/>
      <text:p text:style-name="P13">#include "people.h"</text:p>
      <text:p text:style-name="P13">#include &lt;stdio.h&gt;</text:p>
      <text:p text:style-name="P13">#include &lt;stdlib.h&gt;</text:p>
      <text:p text:style-name="P13">#include &lt;string.h&gt;</text:p>
      <text:p text:style-name="P13"/>
      <text:p text:style-name="P13"/>
      <text:p text:style-name="P13">People* find(People **head,int id){</text:p>
      <text:p text:style-name="P13"><text:s text:c="4"/>People *prev,*tmp=*head; <text:s text:c="3"/></text:p>
      <text:p text:style-name="P13"><text:s text:c="4"/>if(*head==NULL){</text:p>
      <text:p text:style-name="P13"><text:s text:c="8"/>return NULL; <text:s text:c="11"/></text:p>
      <text:p text:style-name="P13"><text:s text:c="4"/>}</text:p>
      <text:p text:style-name="P13"><text:s text:c="4"/>while(tmp!=NULL){</text:p>
      <text:p text:style-name="P13"><text:s text:c="8"/>prev=tmp;</text:p>
      <text:p text:style-name="P13"><text:s text:c="8"/>if(tmp-&gt;id==id){</text:p>
      <text:p text:style-name="P13"><text:soft-page-break/><text:s text:c="12"/>return tmp;</text:p>
      <text:p text:style-name="P13"><text:s text:c="8"/>}</text:p>
      <text:p text:style-name="P13"/>
      <text:p text:style-name="P13"><text:s text:c="8"/>if(tmp!=NULL)</text:p>
      <text:p text:style-name="P13"><text:s text:c="8"/>tmp=tmp-&gt;next; <text:s text:c="3"/></text:p>
      <text:p text:style-name="P13"><text:s text:c="4"/>}</text:p>
      <text:p text:style-name="P13"><text:s text:c="4"/>return NULL;</text:p>
      <text:p text:style-name="P13">}</text:p>
      <text:p text:style-name="P13">void insert_client(People **head,int id,pid_t pid,char *name){</text:p>
      <text:p text:style-name="P13"><text:s text:c="4"/>People *tmp=*head;</text:p>
      <text:p text:style-name="P13"><text:s text:c="4"/>People *prev;</text:p>
      <text:p text:style-name="P13"><text:s text:c="4"/>if(*head==NULL){</text:p>
      <text:p text:style-name="P13"><text:s text:c="8"/>(*head)=(People*)malloc(sizeof(People));</text:p>
      <text:p text:style-name="P13"><text:s text:c="8"/>(*head)-&gt;id=id;</text:p>
      <text:p text:style-name="P13"><text:s text:c="8"/>(*head)-&gt;pid=pid;</text:p>
      <text:p text:style-name="P13"><text:s text:c="8"/>strcpy((*head)-&gt;name,name);</text:p>
      <text:p text:style-name="P13"><text:s text:c="8"/>(*head)-&gt;next=NULL;</text:p>
      <text:p text:style-name="P13"><text:s text:c="8"/>return; <text:s text:c="18"/></text:p>
      <text:p text:style-name="P13"><text:s text:c="4"/>}</text:p>
      <text:p text:style-name="P13"><text:s text:c="4"/>while(tmp!=NULL){</text:p>
      <text:p text:style-name="P13"><text:s text:c="8"/>if(tmp-&gt;id==id){ <text:s/></text:p>
      <text:p text:style-name="P13"><text:s text:c="12"/>return;</text:p>
      <text:p text:style-name="P13"><text:s text:c="8"/>}</text:p>
      <text:p text:style-name="P13"><text:s text:c="8"/>prev=tmp;</text:p>
      <text:p text:style-name="P13"><text:s text:c="8"/>tmp=tmp-&gt;next; <text:s text:c="3"/></text:p>
      <text:p text:style-name="P13"><text:s text:c="4"/>}</text:p>
      <text:p text:style-name="P13"><text:s text:c="4"/>if(tmp==NULL){</text:p>
      <text:p text:style-name="P13"><text:s text:c="8"/>prev-&gt;next=(People*)malloc(sizeof(People));</text:p>
      <text:p text:style-name="P13"><text:s text:c="8"/>prev-&gt;next-&gt;id=id;</text:p>
      <text:p text:style-name="P13"><text:s text:c="8"/>prev-&gt;next-&gt;pid=pid; <text:s text:c="3"/></text:p>
      <text:p text:style-name="P13"><text:s text:c="8"/>strcpy(prev-&gt;next-&gt;name,name); <text:s/></text:p>
      <text:p text:style-name="P13"><text:s text:c="8"/>prev-&gt;next-&gt;next=NULL; <text:s/></text:p>
      <text:p text:style-name="P13"><text:s text:c="4"/>}</text:p>
      <text:p text:style-name="P13"><text:s text:c="4"/></text:p>
      <text:p text:style-name="P13"><text:s text:c="4"/>return;</text:p>
      <text:p text:style-name="P13">}</text:p>
      <text:p text:style-name="P13"/>
      <text:p text:style-name="P13"/>
      <text:p text:style-name="P13">void delete_client(People **head,int id){</text:p>
      <text:p text:style-name="P13"><text:tab/>People *prev=*head,*tmp=*head,*tmp2=*head;</text:p>
      <text:p text:style-name="P13"><text:tab/>while(tmp!=NULL){</text:p>
      <text:p text:style-name="P13"><text:tab/><text:tab/>if(tmp-&gt;id==id)</text:p>
      <text:p text:style-name="P13"><text:tab/><text:tab/><text:tab/>break;</text:p>
      <text:p text:style-name="P13"><text:tab/><text:tab/>prev=tmp;</text:p>
      <text:p text:style-name="P13"><text:tab/><text:tab/>tmp=tmp-&gt;next;<text:tab/></text:p>
      <text:p text:style-name="P13"><text:tab/>}</text:p>
      <text:p text:style-name="P13"/>
      <text:p text:style-name="P13"><text:tab/>if(prev==tmp){</text:p>
      <text:p text:style-name="P13"><text:s text:c="8"/>(*head)=(*head)-&gt;next;</text:p>
      <text:p text:style-name="P13"><text:s text:c="8"/>free(tmp);</text:p>
      <text:p text:style-name="P13"><text:s text:c="8"/>if(*head==NULL)</text:p>
      <text:p text:style-name="P13"><text:s text:c="12"/>return;</text:p>
      <text:p text:style-name="P13"><text:tab/>}</text:p>
      <text:p text:style-name="P13"><text:tab/>else{</text:p>
      <text:p text:style-name="P13"><text:tab/><text:tab/>prev-&gt;next=tmp-&gt;next;</text:p>
      <text:p text:style-name="P13"><text:tab/><text:tab/>free(tmp);<text:tab/></text:p>
      <text:p text:style-name="P13"><text:tab/>}</text:p>
      <text:p text:style-name="P13"><text:s text:c="4"/>strcpy((*head)-&gt;lastmsg,tmp2-&gt;lastmsg);</text:p>
      <text:p text:style-name="P13">}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4">client.c</text:p>
      <text:p text:style-name="P13">#include &lt;string.h&gt;</text:p>
      <text:p text:style-name="P13">#include &lt;stdio.h&gt;</text:p>
      <text:p text:style-name="P13">#include &lt;stdlib.h&gt;</text:p>
      <text:p text:style-name="P13">#include &lt;signal.h&gt;</text:p>
      <text:p text:style-name="P13">#include &lt;unistd.h&gt;</text:p>
      <text:p text:style-name="P13">#include &lt;zmq.h&gt;</text:p>
      <text:p text:style-name="P13">#include &lt;signal.h&gt;</text:p>
      <text:p text:style-name="P13"/>
      <text:p text:style-name="P13">#include "message.h"</text:p>
      <text:p text:style-name="P13"/>
      <text:p text:style-name="P13">int pid; </text:p>
      <text:p text:style-name="P13">char text[100];</text:p>
      <text:p text:style-name="P13">void* req;</text:p>
      <text:p text:style-name="P13"/>
      <text:p text:style-name="P13">void usage(){</text:p>
      <text:p text:style-name="P13"><text:tab/>printf("hello!,this is an instant messenger,\n");</text:p>
      <text:p text:style-name="P13"><text:tab/>printf("you can exit it by sending \'exit\' \n");</text:p>
      <text:p text:style-name="P13">}</text:p>
      <text:p text:style-name="P13">void send_recv(Message *mes)</text:p>
      <text:p text:style-name="P13">{</text:p>
      <text:p text:style-name="P13"><text:s text:c="4"/>zmq_msg_t request;</text:p>
      <text:p text:style-name="P13"><text:tab/></text:p>
      <text:p text:style-name="P13"><text:s text:c="4"/>zmq_msg_init_size(&amp;request, sizeof(Message));</text:p>
      <text:p text:style-name="P13"><text:s text:c="4"/>memcpy(zmq_msg_data(&amp;request), mes, sizeof(Message));</text:p>
      <text:p text:style-name="P13"><text:s text:c="4"/>zmq_msg_send(&amp;request, mes-&gt;requester, 0);</text:p>
      <text:p text:style-name="P13"><text:s text:c="4"/>zmq_msg_close(&amp;request);</text:p>
      <text:p text:style-name="P13"><text:tab/></text:p>
      <text:p text:style-name="P13"><text:tab/>zmq_msg_init(&amp;request);</text:p>
      <text:p text:style-name="P13"><text:s text:c="4"/>zmq_msg_recv(&amp;request, mes-&gt;requester, 0);</text:p>
      <text:p text:style-name="P13"><text:s text:c="4"/>mes = (Message*)zmq_msg_data(&amp;request);</text:p>
      <text:p text:style-name="P13"><text:s text:c="4"/>zmq_msg_close(&amp;request);</text:p>
      <text:p text:style-name="P13"><text:tab/>if(mes-&gt;action==1){</text:p>
      <text:p text:style-name="P13"><text:tab/><text:tab/>strcpy(text,mes-&gt;text);<text:tab/></text:p>
      <text:p text:style-name="P13"><text:tab/>}</text:p>
      <text:p text:style-name="P13">}</text:p>
      <text:p text:style-name="P13"/>
      <text:p text:style-name="P13">void printmsg(){</text:p>
      <text:p text:style-name="P13"><text:tab/>Message mes;</text:p>
      <text:p text:style-name="P13"><text:tab/>mes.action=1;</text:p>
      <text:p text:style-name="P13"><text:tab/>mes.requester=req;</text:p>
      <text:p text:style-name="P13"><text:tab/>send_recv(&amp;mes);</text:p>
      <text:p text:style-name="P13"><text:tab/>if(strcmp(text,"exit"))</text:p>
      <text:p text:style-name="P13"><text:tab/><text:tab/>printf("%s\n",text);</text:p>
      <text:p text:style-name="P13">}</text:p>
      <text:p text:style-name="P13"/>
      <text:p text:style-name="P13">int main (int argc, char *argv[]) </text:p>
      <text:p text:style-name="P13">{</text:p>
      <text:p text:style-name="P13"><text:tab/>if(argc!=3){</text:p>
      <text:p text:style-name="P13"><text:tab/><text:tab/>printf("enter ./client id name\n");</text:p>
      <text:p text:style-name="P13"><text:tab/><text:tab/>return 0;</text:p>
      <text:p text:style-name="P13"><text:tab/>}</text:p>
      <text:p text:style-name="P13"/>
      <text:p text:style-name="P13"><text:s text:c="4"/>Message mes;</text:p>
      <text:p text:style-name="P13"><text:tab/>void* context = zmq_ctx_new();</text:p>
      <text:p text:style-name="P13"><text:tab/>if(context == NULL)</text:p>
      <text:p text:style-name="P13"><text:tab/><text:tab/>return 0;</text:p>
      <text:p text:style-name="P13"><text:tab/>void* request = zmq_socket(context, ZMQ_REQ);</text:p>
      <text:p text:style-name="P13"><text:tab/>if(request == NULL)</text:p>
      <text:p text:style-name="P13"><text:soft-page-break/><text:tab/><text:tab/>return 0;</text:p>
      <text:p text:style-name="P13"><text:tab/>usage();</text:p>
      <text:p text:style-name="P13"><text:s text:c="4"/>zmq_connect(request,"tcp://localhost:4029");//create socket here <text:s text:c="2"/></text:p>
      <text:p text:style-name="P13"><text:tab/>mes.pid=getpid();</text:p>
      <text:p text:style-name="P13"><text:tab/>mes.requester=request;</text:p>
      <text:p text:style-name="P13"><text:tab/>req=request;</text:p>
      <text:p text:style-name="P13"><text:tab/>mes.action=-1;</text:p>
      <text:p text:style-name="P13"><text:s text:c="4"/>mes.id=atoi(argv[1]);</text:p>
      <text:p text:style-name="P13"><text:s text:c="4"/>strcpy(mes.name,argv[2]);</text:p>
      <text:p text:style-name="P13"><text:s text:c="3"/><text:tab/>send_recv(&amp;mes);</text:p>
      <text:p text:style-name="P13"><text:tab/>signal(SIGINT,printmsg);</text:p>
      <text:p text:style-name="P13"><text:s text:c="4"/>do{</text:p>
      <text:p text:style-name="P13"><text:s text:c="8"/>gets(mes.text);</text:p>
      <text:p text:style-name="P13"><text:s text:c="8"/>mes.id=atoi(argv[1]);</text:p>
      <text:p text:style-name="P13"><text:tab/><text:tab/>mes.action=0;</text:p>
      <text:p text:style-name="P13"><text:s text:c="8"/>mes.requester=request;</text:p>
      <text:p text:style-name="P13"><text:s text:c="8"/>send_recv(&amp;mes);</text:p>
      <text:p text:style-name="P13"><text:s text:c="4"/>}</text:p>
      <text:p text:style-name="P13"><text:s text:c="4"/>while(strcmp(mes.text,"exit"));</text:p>
      <text:p text:style-name="P13"><text:s text:c="4"/>mes.id=atoi(argv[1]);</text:p>
      <text:p text:style-name="P13"><text:tab/>zmq_close(request);</text:p>
      <text:p text:style-name="P13"><text:tab/>zmq_ctx_destroy(context);</text:p>
      <text:p text:style-name="P13"><text:tab/></text:p>
      <text:p text:style-name="P13"><text:tab/>return 0;</text:p>
      <text:p text:style-name="P13">}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10">server.c</text:p>
      <text:p text:style-name="P8"/>
      <text:p text:style-name="P13">#include &lt;string.h&gt;</text:p>
      <text:p text:style-name="P13">#include &lt;stdio.h&gt;</text:p>
      <text:p text:style-name="P13">#include &lt;unistd.h&gt;</text:p>
      <text:p text:style-name="P13">#include &lt;stdlib.h&gt;</text:p>
      <text:p text:style-name="P13">#include &lt;signal.h&gt;</text:p>
      <text:p text:style-name="P13"/>
      <text:p text:style-name="P13">#include &lt;time.h&gt;</text:p>
      <text:p text:style-name="P13">#include &lt;sys/ioctl.h&gt;</text:p>
      <text:p text:style-name="P13">#include &lt;stropts.h&gt;</text:p>
      <text:p text:style-name="P13"/>
      <text:p text:style-name="P13">#include "zmq.h"</text:p>
      <text:p text:style-name="P13">#include "message.h"</text:p>
      <text:p text:style-name="P13">#include "people.h"</text:p>
      <text:p text:style-name="P13"/>
      <text:p text:style-name="P13">volatile sig_atomic_t flag = 0;</text:p>
      <text:p text:style-name="P13"/>
      <text:p text:style-name="P13">void quit_server_func()</text:p>
      <text:p text:style-name="P13">{</text:p>
      <text:p text:style-name="P13"><text:tab/>printf("\nserver quit\n");</text:p>
      <text:p text:style-name="P13"><text:tab/>flag = 3;</text:p>
      <text:p text:style-name="P13">}</text:p>
      <text:p text:style-name="P13"/>
      <text:p text:style-name="P13">int main (int argc, char *argv[]) </text:p>
      <text:p text:style-name="P13">{</text:p>
      <text:p text:style-name="P13"><text:s text:c="4"/>People *list=NULL;</text:p>
      <text:p text:style-name="P13"><text:tab/>zmq_msg_t request;</text:p>
      <text:p text:style-name="P13"><text:s text:c="4"/>zmq_msg_t reply;</text:p>
      <text:p text:style-name="P13"><text:soft-page-break/><text:tab/>void* context = zmq_ctx_new();</text:p>
      <text:p text:style-name="P13"><text:tab/>if(context == NULL)</text:p>
      <text:p text:style-name="P13"><text:tab/><text:tab/>return 0;</text:p>
      <text:p text:style-name="P13"><text:s text:c="4"/>Message *mes;</text:p>
      <text:p text:style-name="P13"><text:tab/>void* respond = zmq_socket(context, ZMQ_REP);</text:p>
      <text:p text:style-name="P13"><text:tab/>if(respond == NULL)</text:p>
      <text:p text:style-name="P13"><text:tab/><text:tab/>return 0;</text:p>
      <text:p text:style-name="P13"/>
      <text:p text:style-name="P13"><text:tab/>if(zmq_bind(respond, "tcp://*:4029")==-1)</text:p>
      <text:p text:style-name="P13"><text:tab/><text:tab/><text:tab/>return 0;</text:p>
      <text:p text:style-name="P13"><text:tab/>signal(SIGINT,quit_server_func);</text:p>
      <text:p text:style-name="P13"><text:tab/>while(flag!=3){</text:p>
      <text:p text:style-name="P13"><text:s text:c="8"/>printf("waiting for message\n");</text:p>
      <text:p text:style-name="P13"><text:tab/><text:tab/>zmq_msg_init(&amp;request);</text:p>
      <text:p text:style-name="P13"><text:tab/><text:tab/>zmq_msg_recv(&amp;request, respond, 0);</text:p>
      <text:p text:style-name="P13"><text:tab/><text:tab/>mes=(Message*)zmq_msg_data(&amp;request);</text:p>
      <text:p text:style-name="P13"><text:tab/><text:tab/>zmq_msg_close(&amp;request);</text:p>
      <text:p text:style-name="P13"><text:s text:c="8"/>if(mes-&gt;action==-1){</text:p>
      <text:p text:style-name="P13"><text:s text:c="12"/>insert_client(&amp;list,mes-&gt;id,mes-&gt;pid,mes-&gt;name);</text:p>
      <text:p text:style-name="P13"><text:s text:c="12"/>zmq_msg_init_size(&amp;reply,sizeof(Message)); <text:s/><text:tab/><text:tab/></text:p>
      <text:p text:style-name="P13"><text:s text:c="12"/>memcpy(zmq_msg_data(&amp;reply),mes,sizeof(Message));</text:p>
      <text:p text:style-name="P13"><text:tab/><text:tab/> <text:s text:c="3"/>zmq_msg_send(&amp;reply, respond, 0);</text:p>
      <text:p text:style-name="P13"><text:tab/><text:tab/> <text:s text:c="3"/>zmq_msg_close(&amp;reply); </text:p>
      <text:p text:style-name="P13"><text:tab/><text:tab/> <text:s text:c="3"/>sprintf(list-&gt;lastmsg,"%s joined the conversation",mes-&gt;name);</text:p>
      <text:p text:style-name="P13"><text:s text:c="12"/>printf("number of people ++\n");</text:p>
      <text:p text:style-name="P13"><text:tab/><text:tab/> <text:s text:c="3"/>People *tmp = list;</text:p>
      <text:p text:style-name="P13"><text:tab/><text:tab/> <text:s text:c="3"/>while(tmp!=NULL){</text:p>
      <text:p text:style-name="P13"><text:tab/><text:tab/> <text:s text:c="7"/>if(tmp-&gt;pid!=mes-&gt;pid){</text:p>
      <text:p text:style-name="P13"><text:tab/><text:tab/> <text:s text:c="11"/>kill(tmp-&gt;pid,SIGINT);}</text:p>
      <text:p text:style-name="P13"><text:tab/><text:tab/> <text:s text:c="7"/>tmp=tmp-&gt;next;</text:p>
      <text:p text:style-name="P13"><text:tab/><text:tab/> <text:s text:c="7"/>if(tmp==NULL)break;</text:p>
      <text:p text:style-name="P13"><text:tab/><text:tab/> <text:s text:c="3"/>} </text:p>
      <text:p text:style-name="P13"><text:s text:c="8"/>}</text:p>
      <text:p text:style-name="P13"><text:tab/><text:tab/>else if(mes-&gt;action==1){</text:p>
      <text:p text:style-name="P13"><text:tab/><text:tab/><text:tab/>zmq_msg_init_size(&amp;reply,sizeof(Message)); <text:s/></text:p>
      <text:p text:style-name="P13"><text:tab/><text:tab/><text:tab/>strcpy(mes-&gt;text,list-&gt;lastmsg);<text:tab/></text:p>
      <text:p text:style-name="P13"><text:s text:c="12"/>memcpy(zmq_msg_data(&amp;reply),mes,sizeof(Message));</text:p>
      <text:p text:style-name="P13"><text:tab/><text:tab/> <text:s text:c="3"/>zmq_msg_send(&amp;reply, respond, 0);</text:p>
      <text:p text:style-name="P13"><text:tab/><text:tab/> <text:s text:c="3"/>zmq_msg_close(&amp;reply); <text:tab/><text:tab/></text:p>
      <text:p text:style-name="P13"><text:tab/><text:tab/>}</text:p>
      <text:p text:style-name="P13"><text:s text:c="8"/>else{</text:p>
      <text:p text:style-name="P13"><text:tab/><text:tab/> <text:s text:c="3"/>if(!find(&amp;list,mes-&gt;id))</text:p>
      <text:p text:style-name="P13"><text:tab/><text:tab/> <text:s text:c="7"/>insert_client(&amp;list,mes-&gt;id,mes-&gt;pid,mes-&gt;name);</text:p>
      <text:p text:style-name="P13"><text:tab/><text:tab/><text:tab/>if(!strcmp(mes-&gt;text,"exit"))</text:p>
      <text:p text:style-name="P13"><text:tab/><text:tab/> <text:s text:c="3"/><text:tab/>sprintf(list-&gt;lastmsg,"%s %s from chat ",mes-&gt;name,mes-&gt;text);</text:p>
      <text:p text:style-name="P13"><text:tab/><text:tab/><text:tab/>else</text:p>
      <text:p text:style-name="P13"><text:tab/><text:tab/> <text:s text:c="3"/><text:tab/>sprintf(list-&gt;lastmsg,"%s | %s ",mes-&gt;name,mes-&gt;text);</text:p>
      <text:p text:style-name="P13"><text:s text:c="12"/>printf("id : %d ; name : %s ; message : %s \n",mes-&gt;id,mes-&gt;name,mes-&gt;text);</text:p>
      <text:p text:style-name="P13"><text:tab/><text:tab/> <text:s text:c="3"/>People *tmp = list;</text:p>
      <text:p text:style-name="P13"><text:tab/><text:tab/> <text:s text:c="3"/>while(tmp!=NULL){</text:p>
      <text:p text:style-name="P13"><text:tab/><text:tab/> <text:s text:c="7"/>if(tmp-&gt;pid!=mes-&gt;pid){</text:p>
      <text:p text:style-name="P13"><text:tab/><text:tab/> <text:s text:c="11"/>kill(tmp-&gt;pid,SIGINT);}</text:p>
      <text:p text:style-name="P13"><text:tab/><text:tab/> <text:s text:c="7"/>tmp=tmp-&gt;next;</text:p>
      <text:p text:style-name="P13"><text:tab/><text:tab/> <text:s text:c="7"/>if(tmp==NULL)break;</text:p>
      <text:p text:style-name="P13"><text:tab/><text:tab/> <text:s text:c="3"/>} </text:p>
      <text:p text:style-name="P13"><text:tab/><text:tab/> <text:s text:c="3"/>zmq_msg_init_size(&amp;reply,sizeof(Message)); <text:s/><text:tab/><text:tab/></text:p>
      <text:p text:style-name="P13"><text:tab/><text:tab/> <text:s text:c="3"/>memcpy(zmq_msg_data(&amp;reply),mes,sizeof(Message));</text:p>
      <text:p text:style-name="P13"><text:tab/><text:tab/><text:tab/>zmq_msg_send(&amp;reply, respond, 0);</text:p>
      <text:p text:style-name="P13"><text:tab/><text:tab/><text:tab/>zmq_msg_close(&amp;reply); </text:p>
      <text:p text:style-name="P13"><text:tab/><text:tab/> <text:s text:c="3"/>if(!strcmp(mes-&gt;text,"exit")){</text:p>
      <text:p text:style-name="P13"><text:tab/><text:tab/> <text:s text:c="7"/>delete_client(&amp;list,mes-&gt;id);</text:p>
      <text:p text:style-name="P13"><text:tab/><text:tab/> <text:s text:c="7"/>if(list==NULL)</text:p>
      <text:p text:style-name="P13"><text:tab/><text:tab/> <text:s text:c="11"/>break; <text:s text:c="4"/></text:p>
      <text:p text:style-name="P13"><text:soft-page-break/><text:tab/><text:tab/> <text:s text:c="3"/>}</text:p>
      <text:p text:style-name="P13"><text:s text:c="8"/>} <text:s text:c="2"/></text:p>
      <text:p text:style-name="P13"><text:tab/>}</text:p>
      <text:p text:style-name="P13"><text:tab/>zmq_close(respond);</text:p>
      <text:p text:style-name="P13"><text:tab/>zmq_ctx_destroy(context);</text:p>
      <text:p text:style-name="P13"><text:tab/></text:p>
      <text:p text:style-name="P13"><text:tab/>return 0;</text:p>
      <text:p text:style-name="P13">}</text:p>
      <text:p text:style-name="P13"/>
      <text:p text:style-name="P11">3) Тестирование</text:p>
      <text:p text:style-name="P11"><text:span text:style-name="T8"/></text:p>
      <text:p text:style-name="P11"><text:span text:style-name="T8">1 клиент, 1 сервер.</text:span></text:p>
      <text:p text:style-name="P11"><text:span text:style-name="T8"/></text:p>
      <text:p text:style-name="P11"><text:span text:style-name="T8">Сторона клиента: </text:span></text:p>
      <text:p text:style-name="P11"><text:span text:style-name="T8"/></text:p>
      <text:p text:style-name="P16">pankratz@pankratz-HP-ProBook-430-G5:~/Prog/OS/kursach/kursOP$ ./client</text:p>
      <text:p text:style-name="P16">enter ./client id name</text:p>
      <text:p text:style-name="P16">pankratz@pankratz-HP-ProBook-430-G5:~/Prog/OS/kursach/kursOP$ ./client 10 Peter</text:p>
      <text:p text:style-name="P16">hello!,this is an instant messenger,</text:p>
      <text:p text:style-name="P16">you can exit it by sending 'exit' </text:p>
      <text:p text:style-name="P16">Hello there</text:p>
      <text:p text:style-name="P16">This is a chat application </text:p>
      <text:p text:style-name="P16">I hope it will work, and i will get my grade</text:p>
      <text:p text:style-name="P16">exit</text:p>
      <text:p text:style-name="P15"/>
      <text:p text:style-name="P8">Сторона сервера: </text:p>
      <text:p text:style-name="P8"/>
      <text:p text:style-name="P16">pankratz@pankratz-HP-ProBook-430-G5:~/Prog/OS/kursach/kursOP$ ./server</text:p>
      <text:p text:style-name="P16">waiting for message</text:p>
      <text:p text:style-name="P16">number of people ++</text:p>
      <text:p text:style-name="P16">waiting for message</text:p>
      <text:p text:style-name="P16">id : 10 ; name : Peter ; message : Hello there </text:p>
      <text:p text:style-name="P16">waiting for message</text:p>
      <text:p text:style-name="P16">id : 10 ; name : Peter ; message : This is a chat application <text:s/></text:p>
      <text:p text:style-name="P16">waiting for message</text:p>
      <text:p text:style-name="P16">id : 10 ; name : Peter ; message : I hope it will work, and i will get my grade </text:p>
      <text:p text:style-name="P16">waiting for message</text:p>
      <text:p text:style-name="P16">waiting for message</text:p>
      <text:p text:style-name="P16">id : 10 ; name : Peter ; message : exit </text:p>
      <text:p text:style-name="P8"/>
      <text:p text:style-name="P8">Один сервер и несколько клиентов: </text:p>
      <text:p text:style-name="P8"/>
      <text:p text:style-name="P8">Клиент 1:</text:p>
      <text:p text:style-name="P8"/>
      <text:p text:style-name="P8">pankratz@pankratz-HP-ProBook-430-G5:~/Prog/OS/kursach/kursOP$ ./client 1 Pert</text:p>
      <text:p text:style-name="P8">hello!,this is an instant messenger,</text:p>
      <text:p text:style-name="P8">you can exit it by sending 'exit' </text:p>
      <text:p text:style-name="P8">Petrr joined the conversation</text:p>
      <text:p text:style-name="P8">Peter joined the conversation</text:p>
      <text:p text:style-name="P8">Peter | Hi there, i'm Peter </text:p>
      <text:p text:style-name="P8">Petrr | Hi Peter, I'm Petrr </text:p>
      <text:p text:style-name="P8">Hello you two, I'm Pert</text:p>
      <text:p text:style-name="P8"/>
      <text:p text:style-name="P8">Клиент 2:</text:p>
      <text:p text:style-name="P8"/>
      <text:p text:style-name="P8">pankratz@pankratz-HP-ProBook-430-G5:~/Prog/OS/kursach/kursOP$ ./client 2 Petrr</text:p>
      <text:p text:style-name="P8"><text:soft-page-break/>hello!,this is an instant messenger,</text:p>
      <text:p text:style-name="P8">you can exit it by sending 'exit' </text:p>
      <text:p text:style-name="P8">Peter joined the conversation</text:p>
      <text:p text:style-name="P8">Peter | Hi there, i'm Peter </text:p>
      <text:p text:style-name="P8">Hi Peter, I'm Petrr</text:p>
      <text:p text:style-name="P8">Pert | Hello you two, I'm Pert </text:p>
      <text:p text:style-name="P8"/>
      <text:p text:style-name="P8">Клиент 3: </text:p>
      <text:p text:style-name="P8"/>
      <text:p text:style-name="P8">pankratz@pankratz-HP-ProBook-430-G5:~/Prog/OS/kursach/Lungu$ ./client 3 Peter</text:p>
      <text:p text:style-name="P8">hello!,this is an instant messenger,</text:p>
      <text:p text:style-name="P8">you can exit it by sending 'exit' </text:p>
      <text:p text:style-name="P8">Hi there, i'm Peter</text:p>
      <text:p text:style-name="P8">Petrr | Hi Peter, I'm Petrr </text:p>
      <text:p text:style-name="P8">Pert | Hello you two, I'm Pert </text:p>
      <text:p text:style-name="P8"/>
      <text:p text:style-name="P9">Сервер: </text:p>
      <text:p text:style-name="P9"/>
      <text:p text:style-name="P9">pankratz@pankratz-HP-ProBook-430-G5:~/Prog/OS/kursach/kursOP$ ./server</text:p>
      <text:p text:style-name="P9">waiting for message</text:p>
      <text:p text:style-name="P9">number of people ++</text:p>
      <text:p text:style-name="P9">waiting for message</text:p>
      <text:p text:style-name="P9">number of people ++</text:p>
      <text:p text:style-name="P9">waiting for message</text:p>
      <text:p text:style-name="P9">waiting for message</text:p>
      <text:p text:style-name="P9">number of people ++</text:p>
      <text:p text:style-name="P9">waiting for message</text:p>
      <text:p text:style-name="P9">waiting for message</text:p>
      <text:p text:style-name="P9">waiting for message</text:p>
      <text:p text:style-name="P9">id : 3 ; name : Peter ; message : Hi there, i'm Peter </text:p>
      <text:p text:style-name="P9">waiting for message</text:p>
      <text:p text:style-name="P9">waiting for message</text:p>
      <text:p text:style-name="P9">waiting for message</text:p>
      <text:p text:style-name="P9">id : 2 ; name : Petrr ; message : Hi Peter, I'm Petrr </text:p>
      <text:p text:style-name="P9">waiting for message</text:p>
      <text:p text:style-name="P9">waiting for message</text:p>
      <text:p text:style-name="P9">waiting for message</text:p>
      <text:p text:style-name="P9">id : 1 ; name : Pert ; message : Hello you two, I'm Pert </text:p>
      <text:p text:style-name="P9">waiting for message</text:p>
      <text:p text:style-name="P9">waiting for message</text:p>
      <text:p text:style-name="P9">waiting for messag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4) Выводы</text:p>
      <text:p text:style-name="P12"/>
      <text:p text:style-name="P9">Благодаря выполнению этого курсового проекта, я лучше научился работать с ZeroMQ и лучше стал понимать принцип работы очередей сообщений. В конце концов, вряд ли есть более наглядный пример принципа их работы, чем обмен мгновенными сообщениями. Возможно, выбранная мной архитектура была не самой удобной. Можно было бы попробовать вместо схемы «клиент-сервер» запрограммировать «клиент-клиент», каждый из которых был бы достаточно «толстым», чтобы вместить в себя серверную часть. Также к недочётам можно отнести то, что моя «база данных», скорее всего, упадёт на действительно большом количестве клиентов, например, на нескольких десятках или сотнях тысяч пользователей. Не очень хорошо хранить всю БД в оперативной памяти, лучше было бы подгружать её по мере необходимости. Линейный список также не самая удобная структура для БД в моём случае, можно было бы воспользоваться двоичным деревом, и заодно сократить время поиска. Однако, ни один из этих недочётов не является критическим. </text:p>
      <text:p text:style-name="P9"/>
      <text:p text:style-name="P9">Несмотря на то, что почти все задания по курсу, в том числе и этот курсовой проект, я выполнил с существенной задержкой, я всё же попытался разобраться в принципах работы моей операционной системы как следует. По итогу выполнения всех работ, я теперь представляю себе, какова «начинка» моей Ubuntu, <text:span text:style-name="T9">как работает память, и т.д</text:span>. Скорее всего, я продолжу этим интересоваться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1:19:43.884779050</meta:creation-date>
    <dc:date>2019-05-16T12:01:43.137475689</dc:date>
    <meta:editing-duration>PT3M26S</meta:editing-duration>
    <meta:editing-cycles>1</meta:editing-cycles>
    <meta:document-statistic meta:table-count="0" meta:image-count="0" meta:object-count="0" meta:page-count="10" meta:paragraph-count="376" meta:word-count="1470" meta:character-count="12978" meta:non-whitespace-character-count="10719"/>
    <meta:generator>LibreOffice/6.0.6.2$Linux_X86_64 LibreOffice_project/00m0$Build-2</meta:generator>
  </office:meta>
</office:document-meta>
</file>